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0E0000000ED26D341DF2E228A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</style:style>
    <style:style style:name="T1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8.10000038146973pt" fo:font-style="italic" fo:font-weight="bold" style:font-name-asian="TimesNewRoman" style:font-size-asian="8.10000038146973pt" style:font-style-asian="italic" style:font-weight-asian="bold" style:font-name-complex="TimesNewRoman" style:font-size-complex="8.10000038146973pt" style:font-style-complex="italic" style:font-weight-complex="bold"/>
    </style:style>
    <style:style style:name="T4" style:family="text">
      <style:text-properties fo:color="#000000" loext:opacity="100%" style:font-name="TimesNewRoman" fo:font-size="9pt" fo:font-style="italic" fo:font-weight="normal" style:font-name-asian="TimesNewRoman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5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6" style:family="text">
      <style:text-properties fo:color="#000000" loext:opacity="100%" style:font-name="TimesNewRoman" fo:font-size="9.89999961853027pt" fo:font-weight="bold" style:font-name-asian="TimesNewRoman" style:font-size-asian="9.89999961853027pt" style:font-weight-asian="bold" style:font-name-complex="TimesNewRoman" style:font-size-complex="9.89999961853027pt" style:font-weight-complex="bold"/>
    </style:style>
    <style:style style:name="T7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8" style:family="text">
      <style:text-properties fo:color="#000000" loext:opacity="100%" style:font-name="TimesNewRoman" fo:font-size="11.1000003814697pt" fo:font-style="italic" fo:font-weight="bold" style:font-name-asian="TimesNewRoman" style:font-size-asian="11.1000003814697pt" style:font-style-asian="italic" style:font-weight-asian="bold" style:font-name-complex="TimesNewRoman" style:font-size-complex="11.1000003814697pt" style:font-style-complex="italic" style:font-weight-complex="bold"/>
    </style:style>
    <style:style style:name="T9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/>
    </style:style>
    <style:style style:name="T10" style:family="text">
      <style:text-properties fo:color="#000000" loext:opacity="100%" style:font-name="TimesNewRoman"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1" style:family="text">
      <style:text-properties fo:color="#000000" loext:opacity="100%" style:font-name="TimesNewRoman" fo:font-size="8.10000038146973pt" fo:font-style="italic" fo:font-weight="normal" style:font-name-asian="TimesNewRoman" style:font-size-asian="8.10000038146973pt" style:font-style-asian="italic" style:font-weight-asian="normal" style:font-name-complex="TimesNewRoman" style:font-size-complex="8.1000003814697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3cm" svg:height="0.353cm" svg:x="18.097cm" svg:y="27.906cm">
          <draw:text-box>
            <text:p text:style-name="P1"><text:span text:style-name="T1">1/1 </text:span></text:p>
          </draw:text-box>
        </draw:frame>
        <draw:frame draw:style-name="gr2" draw:text-style-name="P3" draw:layer="layout" svg:width="0.422cm" svg:height="0.471cm" svg:x="2.503cm" svg:y="28.2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1.525cm" svg:height="0.314cm" svg:x="7.203cm" svg:y="1.013cm">
          <draw:text-box>
            <text:p text:style-name="P1"><text:span text:style-name="T3">Załącznik Nr 6 do Regulaminu świadczeń dla studentów i doktorantów Politechniki Koszalińskiej </text:span></text:p>
          </draw:text-box>
        </draw:frame>
        <draw:frame draw:style-name="gr3" draw:text-style-name="P4" draw:layer="layout" svg:width="9.121cm" svg:height="0.314cm" svg:x="9.578cm" svg:y="1.339cm">
          <draw:text-box>
            <text:p text:style-name="P1"><text:span text:style-name="T3">(wprowadzonego Zarządzeniem Nr 64/2021 Rektora PK z dnia 27.09.2021 r.) </text:span></text:p>
          </draw:text-box>
        </draw:frame>
        <draw:frame draw:style-name="gr1" draw:text-style-name="P2" draw:layer="layout" svg:width="0.317cm" svg:height="0.353cm" svg:x="2.503cm" svg:y="1.6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17cm" svg:height="0.353cm" svg:x="2.503cm" svg:y="2.0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17cm" svg:height="0.353cm" svg:x="2.503cm" svg:y="2.39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911cm" svg:height="0.433cm" svg:x="2.503cm" svg:y="2.76cm">
          <draw:text-box>
            <text:p text:style-name="P1"><text:span text:style-name="T5">N</text:span><text:span text:style-name="T5">a</text:span><text:span text:style-name="T5">z</text:span><text:span text:style-name="T5">w</text:span><text:span text:style-name="T5">i</text:span><text:span text:style-name="T5">s</text:span><text:span text:style-name="T5">k</text:span><text:span text:style-name="T5">o</text:span><text:span text:style-name="T5"> </text:span><text:span text:style-name="T5">i </text:span><text:span text:style-name="T5">i</text:span><text:span text:style-name="T5">m</text:span><text:span text:style-name="T5">i</text:span><text:span text:style-name="T5">ę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s</text:span><text:span text:style-name="T5">k</text:span><text:span text:style-name="T5">ł</text:span><text:span text:style-name="T5">a</text:span><text:span text:style-name="T5">d</text:span><text:span text:style-name="T5">a</text:span><text:span text:style-name="T5">j</text:span><text:span text:style-name="T5">ą</text:span><text:span text:style-name="T5">c</text:span><text:span text:style-name="T5">e</text:span><text:span text:style-name="T5">j</text:span><text:span text:style-name="T5"> </text:span><text:span text:style-name="T5">o</text:span><text:span text:style-name="T5">ś</text:span><text:span text:style-name="T5">w</text:span><text:span text:style-name="T5">i</text:span><text:span text:style-name="T5">a</text:span><text:span text:style-name="T5">d</text:span><text:span text:style-name="T5">c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 </text:span></text:p>
          </draw:text-box>
        </draw:frame>
        <draw:frame draw:style-name="gr4" draw:text-style-name="P5" draw:layer="layout" svg:width="15.941cm" svg:height="0.433cm" svg:x="2.503cm" svg:y="3.654cm">
          <draw:text-box>
            <text:p text:style-name="P1"><text:span text:style-name="T5">Sto</text:span><text:span text:style-name="T5">pie</text:span><text:span text:style-name="T5">ń </text:span><text:span text:style-name="T5">po</text:span><text:span text:style-name="T5">kre</text:span><text:span text:style-name="T5">wie</text:span><text:span text:style-name="T5">ńst</text:span><text:span text:style-name="T5">wa 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</text:span><text:span text:style-name="T5">….. </text:span></text:p>
          </draw:text-box>
        </draw:frame>
        <draw:frame draw:style-name="gr5" draw:text-style-name="P6" draw:layer="layout" svg:width="0.35cm" svg:height="0.39cm" svg:x="10.5cm" svg:y="4.54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422cm" svg:height="0.471cm" svg:x="10.5cm" svg:y="4.95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1cm" svg:x="10.5cm" svg:y="5.44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388cm" svg:height="0.433cm" svg:x="10.5cm" svg:y="5.92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296cm" svg:height="0.433cm" svg:x="6.953cm" svg:y="6.368cm">
          <draw:text-box>
            <text:p text:style-name="P1"><text:span text:style-name="T5">OŚWIADCZENIE CZŁONKA RODZINY <text:s/></text:span></text:p>
          </draw:text-box>
        </draw:frame>
        <draw:frame draw:style-name="gr4" draw:text-style-name="P5" draw:layer="layout" svg:width="11.068cm" svg:height="0.433cm" svg:x="5.076cm" svg:y="6.816cm">
          <draw:text-box>
            <text:p text:style-name="P1"><text:span text:style-name="T5">O WIELKOŚCI GOSPODARSTWA ROLNEGO WYRAŻONEJ <text:s/></text:span></text:p>
          </draw:text-box>
        </draw:frame>
        <draw:frame draw:style-name="gr4" draw:text-style-name="P5" draw:layer="layout" svg:width="12.554cm" svg:height="0.433cm" svg:x="4.331cm" svg:y="7.261cm">
          <draw:text-box>
            <text:p text:style-name="P1"><text:span text:style-name="T5">W HEKTARACH PRZELICZENIOWYCH OGÓLNEJ POWIERZCHNI <text:s/></text:span></text:p>
          </draw:text-box>
        </draw:frame>
        <draw:frame draw:style-name="gr4" draw:text-style-name="P5" draw:layer="layout" svg:width="13.561cm" svg:height="0.433cm" svg:x="3.781cm" svg:y="7.705cm">
          <draw:text-box>
            <text:p text:style-name="P1"><text:span text:style-name="T5">W ROKU KALENDARZOWYM POPRZEDZAJĄCYM OKRES ZASIŁKOWY </text:span></text:p>
          </draw:text-box>
        </draw:frame>
        <draw:frame draw:style-name="gr4" draw:text-style-name="P5" draw:layer="layout" svg:width="11.597cm" svg:height="0.433cm" svg:x="4.666cm" svg:y="8.188cm">
          <draw:text-box>
            <text:p text:style-name="P1"><text:span text:style-name="T8">(</text:span><text:span text:style-name="T8">d</text:span><text:span text:style-name="T8">o</text:span><text:span text:style-name="T8">t</text:span><text:span text:style-name="T8">y</text:span><text:span text:style-name="T8">c</text:span><text:span text:style-name="T8">z</text:span><text:span text:style-name="T8">y</text:span><text:span text:style-name="T8"> </text:span><text:span text:style-name="T8">r</text:span><text:span text:style-name="T8">ó</text:span><text:span text:style-name="T8">w</text:span><text:span text:style-name="T8">n</text:span><text:span text:style-name="T8">i</text:span><text:span text:style-name="T8">e</text:span><text:span text:style-name="T8">ż</text:span><text:span text:style-name="T8"> </text:span><text:span text:style-name="T8">g</text:span><text:span text:style-name="T8">r</text:span><text:span text:style-name="T8">u</text:span><text:span text:style-name="T8">n</text:span><text:span text:style-name="T8">t</text:span><text:span text:style-name="T8">ó</text:span><text:span text:style-name="T8">w</text:span><text:span text:style-name="T8"> </text:span><text:span text:style-name="T8">p</text:span><text:span text:style-name="T8">o</text:span><text:span text:style-name="T8">ł</text:span><text:span text:style-name="T8">o</text:span><text:span text:style-name="T8">ż</text:span><text:span text:style-name="T8">o</text:span><text:span text:style-name="T8">n</text:span><text:span text:style-name="T8">y</text:span><text:span text:style-name="T8">c</text:span><text:span text:style-name="T8">h</text:span><text:span text:style-name="T8"> </text:span><text:span text:style-name="T8">p</text:span><text:span text:style-name="T8">o</text:span><text:span text:style-name="T8">z</text:span><text:span text:style-name="T8">a</text:span><text:span text:style-name="T8"> </text:span><text:span text:style-name="T8">t</text:span><text:span text:style-name="T8">e</text:span><text:span text:style-name="T8">r</text:span><text:span text:style-name="T8">e</text:span><text:span text:style-name="T8">n</text:span><text:span text:style-name="T8">e</text:span><text:span text:style-name="T8">m</text:span><text:span text:style-name="T8"> </text:span><text:span text:style-name="T8">g</text:span><text:span text:style-name="T8">m</text:span><text:span text:style-name="T8">i</text:span><text:span text:style-name="T8">n</text:span><text:span text:style-name="T8">y</text:span><text:span text:style-name="T8"> </text:span><text:span text:style-name="T8">z</text:span><text:span text:style-name="T8">a</text:span><text:span text:style-name="T8">m</text:span><text:span text:style-name="T8">i</text:span><text:span text:style-name="T8">e</text:span><text:span text:style-name="T8">s</text:span><text:span text:style-name="T8">z</text:span><text:span text:style-name="T8">k</text:span><text:span text:style-name="T8">a</text:span><text:span text:style-name="T8">n</text:span><text:span text:style-name="T8">i</text:span><text:span text:style-name="T8">a</text:span></text:p>
          </draw:text-box>
        </draw:frame>
        <draw:frame draw:style-name="gr2" draw:text-style-name="P3" draw:layer="layout" svg:width="1.941cm" svg:height="0.471cm" svg:x="16.199cm" svg:y="8.158cm">
          <draw:text-box>
            <text:p text:style-name="P1"><text:span text:style-name="T9">)</text:span><text:span text:style-name="T9"> <text:s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/></text:span></text:p>
          </draw:text-box>
        </draw:frame>
        <draw:frame draw:style-name="gr5" draw:text-style-name="P6" draw:layer="layout" svg:width="0.35cm" svg:height="0.39cm" svg:x="18.135cm" svg:y="8.222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10.5cm" svg:y="8.64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10.5cm" svg:y="9.04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10.5cm" svg:y="9.45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424cm" svg:height="0.471cm" svg:x="3.256cm" svg:y="9.861cm">
          <draw:text-box>
            <text:p text:style-name="P1"><text:span text:style-name="T2">Oświadczam, że ja i moja rodzina, w roku kalendarzowym </text:span><text:span text:style-name="T5">………</text:span><text:span text:style-name="T2"> <text:s/></text:span></text:p>
          </draw:text-box>
        </draw:frame>
        <draw:frame draw:style-name="gr2" draw:text-style-name="P3" draw:layer="layout" svg:width="2.644cm" svg:height="0.471cm" svg:x="3.629cm" svg:y="10.834cm">
          <draw:text-box>
            <text:p text:style-name="P1"><text:span text:style-name="T2"><text:s text:c="2"/></text:span><text:span text:style-name="T2"><text:s/></text:span><text:span text:style-name="T2">n</text:span><text:span text:style-name="T2">i</text:span><text:span text:style-name="T2">e</text:span><text:span text:style-name="T2"> </text:span><text:span text:style-name="T2">p</text:span><text:span text:style-name="T2">o</text:span><text:span text:style-name="T2">s</text:span><text:span text:style-name="T2">i</text:span><text:span text:style-name="T2">a</text:span><text:span text:style-name="T2">d</text:span><text:span text:style-name="T2">a</text:span><text:span text:style-name="T2">ł</text:span><text:span text:style-name="T2">a</text:span><text:span text:style-name="T2"> </text:span></text:p>
          </draw:text-box>
        </draw:frame>
        <draw:frame draw:style-name="gr2" draw:text-style-name="P3" draw:layer="layout" svg:width="2.022cm" svg:height="0.471cm" svg:x="3.629cm" svg:y="11.808cm">
          <draw:text-box>
            <text:p text:style-name="P1"><text:span text:style-name="T2"><text:s text:c="3"/></text:span><text:span text:style-name="T2">posiadała </text:span></text:p>
          </draw:text-box>
        </draw:frame>
        <draw:frame draw:style-name="gr2" draw:text-style-name="P3" draw:layer="layout" svg:width="15.826cm" svg:height="0.471cm" svg:x="3.256cm" svg:y="12.782cm">
          <draw:text-box>
            <text:p text:style-name="P1"><text:span text:style-name="T2">gospodarstwo <text:s/>rolne <text:s/>(grunty, <text:s/>lasy, <text:s/>itp.) <text:s/>w <text:s/></text:span><text:span text:style-name="T2">wymiarze <text:s/>……………. <text:s/>ha, <text:s/>tj. <text:s/>…..……… <text:s/>ha </text:span></text:p>
          </draw:text-box>
        </draw:frame>
        <draw:frame draw:style-name="gr2" draw:text-style-name="P3" draw:layer="layout" svg:width="3.296cm" svg:height="0.471cm" svg:x="2.503cm" svg:y="13.514cm">
          <draw:text-box>
            <text:p text:style-name="P1"><text:span text:style-name="T2">przeliczeniowy</text:span><text:span text:style-name="T2">ch. <text:s/></text:span></text:p>
          </draw:text-box>
        </draw:frame>
        <draw:frame draw:style-name="gr2" draw:text-style-name="P3" draw:layer="layout" svg:width="0.422cm" svg:height="0.471cm" svg:x="3.256cm" svg:y="14.2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786cm" svg:y="14.7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575cm" svg:height="0.471cm" svg:x="10.035cm" svg:y="14.729cm">
          <draw:text-box>
            <text:p text:style-name="P1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…</text:span><text:span text:style-name="T2">…</text:span><text:span text:style-name="T2">…</text:span><text:span text:style-name="T2">…</text:span><text:span text:style-name="T2">.</text:span><text:span text:style-name="T2">.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 </text:span></text:p>
          </draw:text-box>
        </draw:frame>
        <draw:frame draw:style-name="gr1" draw:text-style-name="P2" draw:layer="layout" svg:width="0.317cm" svg:height="0.353cm" svg:x="3.51cm" svg:y="15.2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652cm" svg:height="0.353cm" svg:x="11.004cm" svg:y="15.213cm">
          <draw:text-box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4">(</text:span><text:span text:style-name="T4">p</text:span><text:span text:style-name="T4">o</text:span><text:span text:style-name="T4">d</text:span><text:span text:style-name="T4">p</text:span><text:span text:style-name="T4">i</text:span><text:span text:style-name="T4">s</text:span><text:span text:style-name="T4"> </text:span><text:span text:style-name="T4">o</text:span><text:span text:style-name="T4">s</text:span><text:span text:style-name="T4">o</text:span><text:span text:style-name="T4">b</text:span><text:span text:style-name="T4">y</text:span><text:span text:style-name="T4"> </text:span><text:span text:style-name="T4">s</text:span><text:span text:style-name="T4">k</text:span><text:span text:style-name="T4">ł</text:span><text:span text:style-name="T4">a</text:span><text:span text:style-name="T4">d</text:span><text:span text:style-name="T4">a</text:span><text:span text:style-name="T4">j</text:span><text:span text:style-name="T4">ą</text:span><text:span text:style-name="T4">c</text:span><text:span text:style-name="T4">e</text:span><text:span text:style-name="T4">j</text:span><text:span text:style-name="T4"> </text:span><text:span text:style-name="T4">o</text:span><text:span text:style-name="T4">ś</text:span><text:span text:style-name="T4">w</text:span><text:span text:style-name="T4">i</text:span><text:span text:style-name="T4">a</text:span><text:span text:style-name="T4">d</text:span><text:span text:style-name="T4">c</text:span><text:span text:style-name="T4">z</text:span><text:span text:style-name="T4">e</text:span><text:span text:style-name="T4">n</text:span><text:span text:style-name="T4">i</text:span><text:span text:style-name="T4">e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2.503cm" svg:y="15.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03cm" svg:y="16.0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03cm" svg:y="16.5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356cm" svg:height="0.471cm" svg:x="3.502cm" svg:y="17.041cm">
          <draw:text-box>
            <text:p text:style-name="P1"><text:span text:style-name="T10">Oświadcz</text:span><text:span text:style-name="T10">am, <text:s/>że <text:s/></text:span><text:span text:style-name="T10">jestem <text:s/></text:span><text:span text:style-name="T10">świadoma/</text:span><text:span text:style-name="T10">y <text:s/></text:span><text:span text:style-name="T10">odpowiedz</text:span><text:span text:style-name="T10">ialności <text:s/></text:span><text:span text:style-name="T10">karnej <text:s/>za <text:s/></text:span><text:span text:style-name="T10">złożenie <text:s/></text:span><text:span text:style-name="T10">fałszyweg</text:span><text:span text:style-name="T10">o </text:span></text:p>
          </draw:text-box>
        </draw:frame>
        <draw:frame draw:style-name="gr2" draw:text-style-name="P3" draw:layer="layout" svg:width="2.495cm" svg:height="0.471cm" svg:x="2.503cm" svg:y="17.528cm">
          <draw:text-box>
            <text:p text:style-name="P1"><text:span text:style-name="T10">oświadczenia. </text:span></text:p>
          </draw:text-box>
        </draw:frame>
        <draw:frame draw:style-name="gr2" draw:text-style-name="P3" draw:layer="layout" svg:width="0.422cm" svg:height="0.471cm" svg:x="2.503cm" svg:y="18.0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03cm" svg:y="18.5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17cm" svg:height="0.471cm" svg:x="2.541cm" svg:y="18.989cm">
          <draw:text-box>
            <text:p text:style-name="P1"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8.786cm" svg:y="18.9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575cm" svg:height="0.471cm" svg:x="10.035cm" svg:y="18.989cm">
          <draw:text-box>
            <text:p text:style-name="P1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…</text:span><text:span text:style-name="T2">…</text:span><text:span text:style-name="T2">…</text:span><text:span text:style-name="T2">…</text:span><text:span text:style-name="T2">.</text:span><text:span text:style-name="T2">.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…</text:span><text:span text:style-name="T2"> </text:span></text:p>
          </draw:text-box>
        </draw:frame>
        <draw:frame draw:style-name="gr1" draw:text-style-name="P2" draw:layer="layout" svg:width="2.631cm" svg:height="0.353cm" svg:x="3.51cm" svg:y="19.472cm">
          <draw:text-box>
            <text:p text:style-name="P1"><text:span text:style-name="T4">(</text:span><text:span text:style-name="T4">m</text:span><text:span text:style-name="T4">i</text:span><text:span text:style-name="T4">e</text:span><text:span text:style-name="T4">j</text:span><text:span text:style-name="T4">s</text:span><text:span text:style-name="T4">c</text:span><text:span text:style-name="T4">o</text:span><text:span text:style-name="T4">w</text:span><text:span text:style-name="T4">o</text:span><text:span text:style-name="T4">ś</text:span><text:span text:style-name="T4">ć</text:span><text:span text:style-name="T4">, </text:span><text:span text:style-name="T4">d</text:span><text:span text:style-name="T4">a</text:span><text:span text:style-name="T4">t</text:span><text:span text:style-name="T4">a</text:span><text:span text:style-name="T4">) </text:span></text:p>
          </draw:text-box>
        </draw:frame>
        <draw:frame draw:style-name="gr1" draw:text-style-name="P2" draw:layer="layout" svg:width="6.652cm" svg:height="0.353cm" svg:x="11.004cm" svg:y="19.472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text:span text:style-name="T4">(</text:span><text:span text:style-name="T4">p</text:span><text:span text:style-name="T4">o</text:span><text:span text:style-name="T4">d</text:span><text:span text:style-name="T4">p</text:span><text:span text:style-name="T4">i</text:span><text:span text:style-name="T4">s</text:span><text:span text:style-name="T4"> </text:span><text:span text:style-name="T4">o</text:span><text:span text:style-name="T4">s</text:span><text:span text:style-name="T4">o</text:span><text:span text:style-name="T4">b</text:span><text:span text:style-name="T4">y</text:span><text:span text:style-name="T4"> </text:span><text:span text:style-name="T4">s</text:span><text:span text:style-name="T4">k</text:span><text:span text:style-name="T4">ł</text:span><text:span text:style-name="T4">a</text:span><text:span text:style-name="T4">d</text:span><text:span text:style-name="T4">a</text:span><text:span text:style-name="T4">j</text:span><text:span text:style-name="T4">ą</text:span><text:span text:style-name="T4">c</text:span><text:span text:style-name="T4">e</text:span><text:span text:style-name="T4">j </text:span><text:span text:style-name="T4">o</text:span><text:span text:style-name="T4">ś</text:span><text:span text:style-name="T4">w</text:span><text:span text:style-name="T4">i</text:span><text:span text:style-name="T4">a</text:span><text:span text:style-name="T4">d</text:span><text:span text:style-name="T4">c</text:span><text:span text:style-name="T4">z</text:span><text:span text:style-name="T4">e</text:span><text:span text:style-name="T4">n</text:span><text:span text:style-name="T4">i</text:span><text:span text:style-name="T4">e</text:span><text:span text:style-name="T4">) </text:span></text:p>
          </draw:text-box>
        </draw:frame>
        <draw:frame draw:style-name="gr3" draw:text-style-name="P4" draw:layer="layout" svg:width="0.283cm" svg:height="0.314cm" svg:x="2.503cm" svg:y="19.83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0.16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0.48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0.811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1.13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1.46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1.784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2.11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2.432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2.758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3.085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3.40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3.73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4.05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4.38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4.706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283cm" svg:height="0.314cm" svg:x="2.503cm" svg:y="25.03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17cm" svg:height="0.353cm" svg:x="2.503cm" svg:y="25.35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69cm" svg:height="0.369cm" svg:x="3.253cm" svg:y="11.816cm">
          <draw:image xlink:href="Pictures/100000010000000E0000000ED26D341DF2E228A9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369cm" svg:x="3.253cm" svg:y="10.843cm">
          <draw:image xlink:href="Pictures/100000010000000E0000000ED26D341DF2E228A9.png" xlink:type="simple" xlink:show="embed" xlink:actuate="onLoad" draw:mime-type="image/png">
            <text:p/>
          </draw:image>
        </draw:frame>
        <draw:frame draw:style-name="gr3" draw:text-style-name="P4" draw:layer="layout" svg:width="0.283cm" svg:height="0.314cm" svg:x="2.503cm" svg:y="25.722cm">
          <draw:text-box>
            <text:p text:style-name="P1"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1:13:48.840665918</dc:date>
    <meta:editing-duration>PT1H26M41S</meta:editing-duration>
    <meta:editing-cycles>5</meta:editing-cycles>
    <meta:generator>LibreOffice/7.5.7.1$Linux_X86_64 LibreOffice_project/50$Build-1</meta:generator>
    <meta:document-statistic meta:object-count="66"/>
  </office:meta>
</office:document-meta>
</file>